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tributionGraph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drawSample( SamplingStatCalculator p_model , Graphics 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istributionGraph.getPreferredScrollableViewpor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getScrollableTracksViewpor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getScrollableTracksViewpor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paintComponent( Graphics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tributionGraph.Distribution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getScrollableUnitIncrement( Rectangle visibleRect , int orientation ,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.setModel( Objec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tributionGraph.DistributionGraph( SamplingStatCalculator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tributionGraph.getScrollableBlockIncrement( Rectangle visibleRect , int orientation ,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